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3" style:family="paragraph" style:parent-style-name="Standard" style:list-style-name="L1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79374790346715426" text:style-name="L1">
        <text:list-item>
          <text:p text:style-name="P3"><text:bookmark text:name="internal-source-marker_0.11420165062159549"/>Revision Control System or RCS</text:p>
        </text:list-item>
      </text:list>
      <text:p text:style-name="P2"/>
      <text:p text:style-name="P2"/>
      <text:list xml:id="list1398621098" text:continue-numbering="true" text:style-name="L1">
        <text:list-item>
          <text:p text:style-name="P1"><text:span text:style-name="T1">Repository or repo</text:span><text:line-break/></text:p>
          <text:p text:style-name="P1"><text:line-break/></text:p>
        </text:list-item>
        <text:list-item>
          <text:p text:style-name="P1"><text:span text:style-name="T1">server</text:span><text:line-break/></text:p>
        </text:list-item>
        <text:list-item>
          <text:p text:style-name="P1"><text:span text:style-name="T1">client</text:span><text:line-break/></text:p>
        </text:list-item>
        <text:list-item>
          <text:p text:style-name="P1"><text:span text:style-name="T1">Working copy</text:span><text:line-break/><text:line-break/></text:p>
        </text:list-item>
        <text:list-item>
          <text:p text:style-name="P1"><text:span text:style-name="T1">Patch or Patch Set</text:span><text:line-break/></text:p>
        </text:list-item>
        <text:list-item>
          <text:p text:style-name="P1"><text:span text:style-name="T1">Distributed Version Control System</text:span><text:line-break/><text:line-break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50911554" text:continue-list="list1398621098" text:style-name="L1">
        <text:list-item text:start-value="1">
          <text:p text:style-name="P3">A process and tools for managing changes.</text:p>
        </text:list-item>
      </text:list>
      <text:p text:style-name="P2"/>
      <text:list xml:id="list754114102" text:continue-numbering="true" text:style-name="L1">
        <text:list-item>
          <text:p text:style-name="P3">A directory containing files and directories, a historical record of changes and the changes themselves.</text:p>
          <text:p text:style-name="P3"/>
        </text:list-item>
        <text:list-item>
          <text:p text:style-name="P3">A central location for storing a repo.</text:p>
          <text:p text:style-name="P3"/>
        </text:list-item>
        <text:list-item>
          <text:p text:style-name="P3">A user of a server.</text:p>
          <text:p text:style-name="P3"/>
        </text:list-item>
        <text:list-item>
          <text:p text:style-name="P3">A copy of the repo that is used by a client to make changes.</text:p>
          <text:p text:style-name="P3"/>
          <text:p text:style-name="P3"/>
        </text:list-item>
        <text:list-item>
          <text:p text:style-name="P3">Changes that can be applied to a repo.</text:p>
        </text:list-item>
      </text:list>
      <text:p text:style-name="P2"/>
      <text:list xml:id="list1876828897" text:continue-numbering="true" text:style-name="L1">
        <text:list-item>
          <text:p text:style-name="P3">RCS that allows clients to make changes and exchange patch sets without consulting a server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 </meta:initial-creator>
    <meta:creation-date>2013-01-02T13:25:06</meta:creation-date>
    <dc:date>2014-02-19T12:07:35</dc:date>
    <dc:creator>Selena Deckelmann</dc:creator>
    <meta:editing-duration>PT1H3M20S</meta:editing-duration>
    <meta:editing-cycles>3</meta:editing-cycles>
    <meta:generator>OpenOffice/4.0.1$Unix OpenOffice.org_project/401m5$Build-9714</meta:generator>
    <meta:printed-by>Selena Deckelmann</meta:printed-by>
    <meta:print-date>2014-02-19T12:06:59</meta:print-date>
    <meta:document-statistic meta:table-count="0" meta:image-count="0" meta:object-count="0" meta:page-count="1" meta:paragraph-count="15" meta:word-count="105" meta:character-count="554"/>
  </office:meta>
</office:document-meta>
</file>